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Notes</text:p>
      <text:p text:style-name="Standard"/>
      <text:p text:style-name="Standard">version 1.1</text:p>
      <text:p text:style-name="Standard"/>
      <text:p text:style-name="P1">Introduction</text:p>
      <text:p text:style-name="Standard">Getting Started shows steps to create a repository for this document. <text:s/>The repository name is notes-test.</text:p>
      <text:p text:style-name="Standard">Branching tells how to create a branch, switch between branches, and merge.</text:p>
      <text:p text:style-name="Standard"/>
      <text:p text:style-name="P1">Getting Started</text:p>
      <text:p text:style-name="P2">Create and configure github account following instructions online (not given here).</text:p>
      <text:p text:style-name="P2">To create the repository <text:s/>notes-test for this document:</text:p>
      <text:p text:style-name="P2"/>
      <text:p text:style-name="P2">Go to the directory ~/.../notes-test and do:</text:p>
      <text:p text:style-name="P2">git init</text:p>
      <text:p text:style-name="P2"/>
      <text:p text:style-name="P2">Create a file:</text:p>
      <text:p text:style-name="P2">touch README <text:s/></text:p>
      <text:p text:style-name="P2"># creates README</text:p>
      <text:p text:style-name="P2"/>
      <text:p text:style-name="P2">Commit:</text:p>
      <text:p text:style-name="P2">git add README</text:p>
      <text:p text:style-name="P2"># Stages README, adding it to the list of files to be committed</text:p>
      <text:p text:style-name="P2">git commit -m 'first commit'</text:p>
      <text:p text:style-name="P2"># Commits files, adding the message "first commit"</text:p>
      <text:p text:style-name="P2"/>
      <text:p text:style-name="P2">If you modified several files, but have created no new files, you can do:</text:p>
      <text:p text:style-name="P2">git commit -a</text:p>
      <text:p text:style-name="P2"># stages any modifed (but not new) files</text:p>
      <text:p text:style-name="P2"/>
      <text:p text:style-name="P2">Multi-line commit message</text:p>
      <text:p text:style-name="P2">git commit -m 'commit title</text:p>
      <text:p text:style-name="P2"/>
      <text:p text:style-name="P2">commit description'</text:p>
      <text:p text:style-name="P2"/>
      <text:p text:style-name="P2">Push:</text:p>
      <text:p text:style-name="P2">git remote add origin https://github.com/eric-r-anderson/notes-test.git</text:p>
      <text:p text:style-name="P2"># create remote named "origin" pointing at your repo</text:p>
      <text:p text:style-name="P2">git push origin master</text:p>
      <text:p text:style-name="P2"># sends your commits in the "master" branch to GitHub</text:p>
      <text:p text:style-name="P1"/>
      <text:p text:style-name="P1">Commands</text:p>
      <text:p text:style-name="Standard">Originally no commands discussed.</text:p>
      <text:p text:style-name="Standard"/>
      <text:p text:style-name="P1">Conclusion</text:p>
      <text:p text:style-name="Standard">This is the original conclu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Richardson</meta:initial-creator>
    <meta:creation-date>2013-11-06T07:32:16</meta:creation-date>
    <dc:date>2013-11-07T16:23:17</dc:date>
    <dc:creator>Jim Richardson</dc:creator>
    <meta:editing-duration>PT59M19S</meta:editing-duration>
    <meta:editing-cycles>10</meta:editing-cycles>
    <meta:generator>LibreOffice/3.5$Linux_x86 LibreOffice_project/350m1$Build-2</meta:generator>
    <meta:document-statistic meta:table-count="0" meta:image-count="0" meta:object-count="0" meta:page-count="1" meta:paragraph-count="33" meta:word-count="176" meta:character-count="1105" meta:non-whitespace-character-count="958"/>
  </office:meta>
</office:document-meta>
</file>